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#samples</text:p>
          </table:table-cell>
          <table:table-cell table:style-name="ce1" office:value-type="string" calcext:value-type="string">
            <text:p>#feature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#epoch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te (GB/s)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#epoch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te (GB/s)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  <table:table-cell office:value-type="string" calcext:value-type="string">
            <text:p>Logreg</text:p>
          </table:table-cell>
          <table:table-cell office:value-type="float" office:value="581102" calcext:value-type="float">
            <text:p>581102</text:p>
          </table:table-cell>
          <table:table-cell office:value-type="float" office:value="54" calcext:value-type="float">
            <text:p>54</text:p>
          </table:table-cell>
          <table:table-cell table:formula="of:=[.C2]*[.D2]*4/1000000000" office:value-type="float" office:value="0.125518032" calcext:value-type="float">
            <text:p>0.125518032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E2]*[.F2]/[.G2]" office:value-type="float" office:value="3.76554096" calcext:value-type="float">
            <text:p>3.76554096</text:p>
          </table:table-cell>
          <table:table-cell/>
          <table:table-cell office:value-type="string" calcext:value-type="string">
            <text:p>Netlifx</text:p>
          </table:table-cell>
          <table:table-cell office:value-type="string" calcext:value-type="string">
            <text:p>LRMF</text:p>
          </table:table-cell>
          <table:table-cell table:style-name="ce2" table:formula="of:=96000000/1000000000" office:value-type="float" office:value="0.096" calcext:value-type="float">
            <text:p>9.60E-02</text:p>
          </table:table-cell>
          <table:table-cell office:value-type="float" office:value="1" calcext:value-type="float">
            <text:p>1</text:p>
          </table:table-cell>
          <table:table-cell office:value-type="float" office:value="7.89" calcext:value-type="float">
            <text:p>7.89</text:p>
          </table:table-cell>
          <table:table-cell table:formula="of:=[.L2]*[.M2]/[.N2]" office:value-type="float" office:value="0.0121673003802281" calcext:value-type="float">
            <text:p>0.0121673004</text:p>
          </table:table-cell>
        </table:table-row>
        <table:table-row table:style-name="ro1">
          <table:table-cell office:value-type="string" calcext:value-type="string">
            <text:p>WLAN</text:p>
          </table:table-cell>
          <table:table-cell office:value-type="string" calcext:value-type="string">
            <text:p>Logreg</text:p>
          </table:table-cell>
          <table:table-cell office:value-type="float" office:value="19937" calcext:value-type="float">
            <text:p>19937</text:p>
          </table:table-cell>
          <table:table-cell office:value-type="float" office:value="520" calcext:value-type="float">
            <text:p>520</text:p>
          </table:table-cell>
          <table:table-cell table:formula="of:=[.C3]*[.D3]*4/1000000000" office:value-type="float" office:value="0.04146896" calcext:value-type="float">
            <text:p>0.04146896</text:p>
          </table:table-cell>
          <table:table-cell office:value-type="float" office:value="10" calcext:value-type="float">
            <text:p>10</text:p>
          </table:table-cell>
          <table:table-cell office:value-type="float" office:value="0.61" calcext:value-type="float">
            <text:p>0.61</text:p>
          </table:table-cell>
          <table:table-cell table:formula="of:=[.E3]*[.F3]/[.G3]" office:value-type="float" office:value="0.679819016393443" calcext:value-type="float">
            <text:p>0.6798190164</text:p>
          </table:table-cell>
          <table:table-cell/>
          <table:table-cell office:value-type="string" calcext:value-type="string">
            <text:p>S/N</text:p>
          </table:table-cell>
          <table:table-cell office:value-type="string" calcext:value-type="string">
            <text:p>LRMF</text:p>
          </table:table-cell>
          <table:table-cell table:formula="of:=1587000000/1000000000" office:value-type="float" office:value="1.587" calcext:value-type="float">
            <text:p>1.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L3]*[.M3]/[.N3]" office:value-type="float" office:value="0.7935" calcext:value-type="float">
            <text:p>0.7935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Linreg</text:p>
          </table:table-cell>
          <table:table-cell office:value-type="float" office:value="53500" calcext:value-type="float">
            <text:p>53500</text:p>
          </table:table-cell>
          <table:table-cell office:value-type="float" office:value="384" calcext:value-type="float">
            <text:p>384</text:p>
          </table:table-cell>
          <table:table-cell table:formula="of:=[.C4]*[.D4]*4/1000000000" office:value-type="float" office:value="0.082176" calcext:value-type="float">
            <text:p>0.082176</text:p>
          </table:table-cell>
          <table:table-cell office:value-type="float" office:value="10" calcext:value-type="float">
            <text:p>10</text:p>
          </table:table-cell>
          <table:table-cell office:value-type="float" office:value="1.18" calcext:value-type="float">
            <text:p>1.18</text:p>
          </table:table-cell>
          <table:table-cell table:formula="of:=[.E4]*[.F4]/[.G4]" office:value-type="float" office:value="0.696406779661017" calcext:value-type="float">
            <text:p>0.6964067797</text:p>
          </table:table-cell>
          <table:table-cell/>
          <table:table-cell office:value-type="string" calcext:value-type="string">
            <text:p>S/E</text:p>
          </table:table-cell>
          <table:table-cell office:value-type="string" calcext:value-type="string">
            <text:p>LRMF</text:p>
          </table:table-cell>
          <table:table-cell table:formula="of:=5067000000/1000000000" office:value-type="float" office:value="5.067" calcext:value-type="float">
            <text:p>5.067</text:p>
          </table:table-cell>
          <table:table-cell office:value-type="float" office:value="1" calcext:value-type="float">
            <text:p>1</text:p>
          </table:table-cell>
          <table:table-cell office:value-type="float" office:value="2340" calcext:value-type="float">
            <text:p>2340</text:p>
          </table:table-cell>
          <table:table-cell table:formula="of:=[.L4]*[.M4]/[.N4]" office:value-type="float" office:value="0.00216538461538462" calcext:value-type="float">
            <text:p>0.0021653846</text:p>
          </table:table-cell>
        </table:table-row>
        <table:table-row table:style-name="ro1">
          <table:table-cell office:value-type="string" calcext:value-type="string">
            <text:p>Blog Feedback</text:p>
          </table:table-cell>
          <table:table-cell office:value-type="string" calcext:value-type="string">
            <text:p>Linreg</text:p>
          </table:table-cell>
          <table:table-cell office:value-type="float" office:value="52397" calcext:value-type="float">
            <text:p>52397</text:p>
          </table:table-cell>
          <table:table-cell office:value-type="float" office:value="280" calcext:value-type="float">
            <text:p>280</text:p>
          </table:table-cell>
          <table:table-cell table:formula="of:=[.C5]*[.D5]*4/1000000000" office:value-type="float" office:value="0.05868464" calcext:value-type="float">
            <text:p>0.05868464</text:p>
          </table:table-cell>
          <table:table-cell office:value-type="float" office:value="30" calcext:value-type="float">
            <text:p>30</text:p>
          </table:table-cell>
          <table:table-cell office:value-type="float" office:value="0.34" calcext:value-type="float">
            <text:p>0.34</text:p>
          </table:table-cell>
          <table:table-cell table:formula="of:=[.E5]*[.F5]/[.G5]" office:value-type="float" office:value="5.17805647058824" calcext:value-type="float">
            <text:p>5.1780564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Logreg</text:p>
          </table:table-cell>
          <table:table-cell office:value-type="float" office:value="387944" calcext:value-type="float">
            <text:p>387944</text:p>
          </table:table-cell>
          <table:table-cell office:value-type="float" office:value="2000" calcext:value-type="float">
            <text:p>2000</text:p>
          </table:table-cell>
          <table:table-cell table:formula="of:=[.C6]*[.D6]*4/1000000000" office:value-type="float" office:value="3.103552" calcext:value-type="float">
            <text:p>3.10355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formula="of:=[.E6]*[.F6]/[.G6]" office:value-type="float" office:value="0.0236912366412214" calcext:value-type="float">
            <text:p>0.0236912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/E</text:p>
          </table:table-cell>
          <table:table-cell office:value-type="string" calcext:value-type="string">
            <text:p>Logreg</text:p>
          </table:table-cell>
          <table:table-cell office:value-type="float" office:value="1044024" calcext:value-type="float">
            <text:p>1044024</text:p>
          </table:table-cell>
          <table:table-cell office:value-type="float" office:value="6033" calcext:value-type="float">
            <text:p>6033</text:p>
          </table:table-cell>
          <table:table-cell table:formula="of:=[.C7]*[.D7]*4/1000000000" office:value-type="float" office:value="25.194387168" calcext:value-type="float">
            <text:p>25.194387168</text:p>
          </table:table-cell>
          <table:table-cell office:value-type="float" office:value="1" calcext:value-type="float">
            <text:p>1</text:p>
          </table:table-cell>
          <table:table-cell office:value-type="float" office:value="684" calcext:value-type="float">
            <text:p>684</text:p>
          </table:table-cell>
          <table:table-cell table:formula="of:=[.E7]*[.F7]/[.G7]" office:value-type="float" office:value="0.0368338993684211" calcext:value-type="float">
            <text:p>0.0368338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Linreg</text:p>
          </table:table-cell>
          <table:table-cell office:value-type="float" office:value="130503" calcext:value-type="float">
            <text:p>130503</text:p>
          </table:table-cell>
          <table:table-cell office:value-type="float" office:value="8000" calcext:value-type="float">
            <text:p>8000</text:p>
          </table:table-cell>
          <table:table-cell table:formula="of:=[.C8]*[.D8]*4/1000000000" office:value-type="float" office:value="4.176096" calcext:value-type="float">
            <text:p>4.176096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table:formula="of:=[.E8]*[.F8]/[.G8]" office:value-type="float" office:value="0.0124659582089552" calcext:value-type="float">
            <text:p>0.0124659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/E</text:p>
          </table:table-cell>
          <table:table-cell office:value-type="string" calcext:value-type="string">
            <text:p>Linre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" calcext:value-type="float">
            <text:p>8000</text:p>
          </table:table-cell>
          <table:table-cell table:formula="of:=[.C9]*[.D9]*4/1000000000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table:formula="of:=[.E9]*[.F9]/[.G9]" office:value-type="float" office:value="0.0317460317460317" calcext:value-type="float">
            <text:p>0.031746031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6:03:59.063005672</meta:creation-date>
    <dc:date>2019-08-06T17:16:57.499781439</dc:date>
    <meta:editing-duration>PT1H2M44S</meta:editing-duration>
    <meta:editing-cycles>3</meta:editing-cycles>
    <meta:generator>LibreOffice/5.1.6.2$Linux_X86_64 LibreOffice_project/10m0$Build-2</meta:generator>
    <meta:document-statistic meta:table-count="1" meta:cell-count="96" meta:object-count="0"/>
  </office:meta>
</office:document-meta>
</file>